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Filhos do Homem - Me Leva </text:p>
      <text:p text:style-name="P1"/>
      <text:p text:style-name="P1"><text:s text:c="6"/>G </text:p>
      <text:p text:style-name="P1">Meu Jesus, me leva pra perto de Ti </text:p>
      <text:p text:style-name="P1"><text:s text:c="4"/>G </text:p>
      <text:p text:style-name="P1">Me leva onde eu possa ouvir a Tua voz </text:p>
      <text:p text:style-name="P1"><text:s text:c="19"/>C </text:p>
      <text:p text:style-name="P1">Pois quando eu escutar </text:p>
      <text:p text:style-name="P1"><text:s text:c="24"/>G </text:p>
      <text:p text:style-name="P1">De todo coração obedecerei </text:p>
      <text:p text:style-name="P1"/>
      <text:p text:style-name="P1">G </text:p>
      <text:p text:style-name="P1">Cura meu coração, faz em mim Tua vontade </text:p>
      <text:p text:style-name="P1"><text:s text:c="7"/>G <text:s text:c="32"/>C </text:p>
      <text:p text:style-name="P1">Pois só na Tua vontade eu posso me completar </text:p>
      <text:p text:style-name="P1"><text:s text:c="18"/>G </text:p>
      <text:p text:style-name="P1">Eu posso me completar </text:p>
      <text:p text:style-name="P1"/>
      <text:p text:style-name="P1"><text:s text:c="24"/>C </text:p>
      <text:p text:style-name="P1">Me leva onde eu possa ouvir Tua voz </text:p>
      <text:p text:style-name="P1"><text:s text:c="24"/>Bm </text:p>
      <text:p text:style-name="P1">Me leva onde eu possa ouvir Tua voz </text:p>
      <text:p text:style-name="P1"><text:s text:c="24"/>Am <text:s text:c="7"/></text:p>
      <text:p text:style-name="P1">Me leva onde eu possa ouvir Tua voz </text:p>
      <text:p text:style-name="P1"><text:s text:c="10"/>G </text:p>
      <text:p text:style-name="P1">Aos Teus pés </text:p>
      <text:p text:style-name="P1"><text:s text:c="39"/>C </text:p>
      <text:p text:style-name="P1">Jesus me leva, Me leva onde eu possa ouvir Tua voz </text:p>
      <text:p text:style-name="P1"><text:s text:c="24"/>Bm </text:p>
      <text:p text:style-name="P1">Me leva onde eu possa ouvir Tua voz </text:p>
      <text:p text:style-name="P1"><text:s text:c="24"/>Am <text:s text:c="10"/>D </text:p>
      <text:p text:style-name="P1">Me leva onde eu possa ouvir Tua voz </text:p>
      <text:p text:style-name="P1"><text:s text:c="10"/>G </text:p>
      <text:p text:style-name="P1">Aos Teus pés </text:p>
      <text:p text:style-name="P1"><text:s text:c="17"/>Am <text:s text:c="23"/>C </text:p>
      <text:p text:style-name="P1"/>
      <text:p text:style-name="P1">Vou olhar em teus olhos, vou deitar em teus braços </text:p>
      <text:p text:style-name="P1"><text:s text:c="7"/>D7 <text:s text:c="14"/>G </text:p>
      <text:p text:style-name="P1">como criança me gira no ar </text:p>
      <text:p text:style-name="P1"><text:s text:c="27"/>Am </text:p>
      <text:p text:style-name="P1">Esse é o instante que eu espero, </text:p>
      <text:p text:style-name="P1"><text:s text:c="25"/>C </text:p>
      <text:p text:style-name="P1">Esse é o momento que eu mais quero </text:p>
      <text:p text:style-name="P1"><text:s text:c="2"/>D7 <text:s text:c="15"/>G </text:p>
      <text:p text:style-name="P1">A hora de te encontrar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9:33:16</meta:creation-date>
    <dc:date>2016-05-14T19:34:11</dc:date>
    <meta:editing-duration>PT57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41" meta:word-count="170" meta:character-count="1177" meta:non-whitespace-character-count="571"/>
  </office:meta>
</office:document-meta>
</file>